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718" officeooo:paragraph-rsid="0019d718"/>
    </style:style>
    <style:style style:name="P2" style:family="paragraph" style:parent-style-name="Standard">
      <style:text-properties officeooo:rsid="001b9c84" officeooo:paragraph-rsid="001b9c84"/>
    </style:style>
    <style:style style:name="P3" style:family="paragraph" style:parent-style-name="Standard">
      <style:text-properties officeooo:rsid="001c70f3" officeooo:paragraph-rsid="001c7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</text:p>
      <text:p text:style-name="P1"/>
      <text:p text:style-name="P1">ciência de dados em python </text:p>
      <text:p text:style-name="P1"/>
      <text:p text:style-name="P2">KDD </text:p>
      <text:p text:style-name="P2">-é um processo de várias etapas, para identificação de padrões compreensíveis, válidos, novos e poterncialmente úteis a partir de grandes conjuntos de dados </text:p>
      <text:p text:style-name="P2"/>
      <text:p text:style-name="P2">consiste em: </text:p>
      <text:p text:style-name="P2">pré-processamento – mineração de dados e pós-processamento </text:p>
      <text:p text:style-name="P2"/>
      <text:p text:style-name="P3">mineração de dados é a análise de conjuntos de dados para se então tornar em algo útil </text:p>
      <text:p text:style-name="P3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7:20:35.824000000</meta:creation-date>
    <dc:date>2024-02-26T16:58:37.706000000</dc:date>
    <meta:editing-duration>PT27M17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7" meta:word-count="56" meta:character-count="355" meta:non-whitespace-character-count="299"/>
  </office:meta>
</office:document-meta>
</file>